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alho-Soft_2f_Web" style:display-name="Tabalho-Soft/Web" style:family="table">
      <style:table-properties style:width="17cm" table:align="margins" style:shadow="none"/>
    </style:style>
    <style:style style:name="Tabalho-Soft_2f_Web.A" style:display-name="Tabalho-Soft/Web.A" style:family="table-column">
      <style:table-column-properties style:column-width="3.401cm" style:rel-column-width="13107*"/>
    </style:style>
    <style:style style:name="Tabalho-Soft_2f_Web.C" style:display-name="Tabalho-Soft/Web.C" style:family="table-column">
      <style:table-column-properties style:column-width="3.401cm" style:rel-column-width="13108*"/>
    </style:style>
    <style:style style:name="Tabalho-Soft_2f_Web.E" style:display-name="Tabalho-Soft/Web.E" style:family="table-column">
      <style:table-column-properties style:column-width="3.399cm" style:rel-column-width="13106*"/>
    </style:style>
    <style:style style:name="Tabalho-Soft_2f_Web.A1" style:display-name="Tabalho-Soft/Web.A1" style:family="table-cell">
      <style:table-cell-properties fo:background-color="#00599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alho-Soft_2f_Web.E1" style:display-name="Tabalho-Soft/Web.E1" style:family="table-cell">
      <style:table-cell-properties fo:background-color="#00599d" fo:padding="0.097cm" fo:border="0.05pt solid #000000">
        <style:background-image/>
      </style:table-cell-properties>
    </style:style>
    <style:style style:name="Tabalho-Soft_2f_Web.A2" style:display-name="Tabalho-Soft/Web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alho-Soft_2f_Web.E2" style:display-name="Tabalho-Soft/Web.E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6e709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9c2b8" officeooo:paragraph-rsid="0006e709" style:font-weight-asian="bold" style:font-weight-complex="bold"/>
    </style:style>
    <style:style style:name="P3" style:family="paragraph" style:parent-style-name="Table_20_Contents">
      <style:text-properties officeooo:paragraph-rsid="0006e709"/>
    </style:style>
    <style:style style:name="P4" style:family="paragraph" style:parent-style-name="Table_20_Contents">
      <style:paragraph-properties fo:text-align="center" style:justify-single-word="false"/>
      <style:text-properties officeooo:rsid="000c1ef0" officeooo:paragraph-rsid="000e71ea"/>
    </style:style>
    <style:style style:name="P5" style:family="paragraph" style:parent-style-name="Table_20_Contents">
      <style:paragraph-properties fo:text-align="center" style:justify-single-word="false"/>
      <style:text-properties officeooo:rsid="000ff595" officeooo:paragraph-rsid="000ff595"/>
    </style:style>
    <style:style style:name="P6" style:family="paragraph" style:parent-style-name="Table_20_Contents">
      <style:paragraph-properties fo:text-align="center" style:justify-single-word="false"/>
      <style:text-properties officeooo:rsid="000ff595" officeooo:paragraph-rsid="000ff595"/>
    </style:style>
    <style:style style:name="P7" style:family="paragraph" style:parent-style-name="Table_20_Contents">
      <style:paragraph-properties fo:text-align="center" style:justify-single-word="false"/>
      <style:text-properties officeooo:rsid="0012cb78" officeooo:paragraph-rsid="0012cb78"/>
    </style:style>
    <style:style style:name="P8" style:family="paragraph" style:parent-style-name="Table_20_Contents">
      <style:paragraph-properties fo:text-align="center" style:justify-single-word="false"/>
      <style:text-properties officeooo:rsid="0013bdf6" officeooo:paragraph-rsid="0013bdf6"/>
    </style:style>
    <style:style style:name="P9" style:family="paragraph" style:parent-style-name="Table_20_Contents">
      <style:paragraph-properties fo:text-align="center" style:justify-single-word="false"/>
      <style:text-properties officeooo:rsid="0013bdf6" officeooo:paragraph-rsid="00180e38"/>
    </style:style>
    <style:style style:name="P10" style:family="paragraph" style:parent-style-name="Table_20_Contents">
      <style:paragraph-properties fo:text-align="center" style:justify-single-word="false"/>
      <style:text-properties officeooo:rsid="0015de58" officeooo:paragraph-rsid="0015de58"/>
    </style:style>
    <style:style style:name="P11" style:family="paragraph" style:parent-style-name="Table_20_Contents">
      <style:paragraph-properties fo:text-align="center" style:justify-single-word="false"/>
      <style:text-properties officeooo:rsid="0015de58" officeooo:paragraph-rsid="0017326e"/>
    </style:style>
    <style:style style:name="P12" style:family="paragraph" style:parent-style-name="Table_20_Contents">
      <style:paragraph-properties fo:text-align="center" style:justify-single-word="false"/>
      <style:text-properties officeooo:rsid="0017326e" officeooo:paragraph-rsid="0017326e"/>
    </style:style>
    <style:style style:name="P13" style:family="paragraph" style:parent-style-name="Table_20_Contents">
      <style:text-properties officeooo:paragraph-rsid="0006e709"/>
    </style:style>
    <style:style style:name="P14" style:family="paragraph" style:parent-style-name="Table_20_Contents">
      <style:paragraph-properties fo:text-align="center" style:justify-single-word="false"/>
      <style:text-properties officeooo:rsid="00180e38" officeooo:paragraph-rsid="00180e38"/>
    </style:style>
    <style:style style:name="T1" style:family="text">
      <style:text-properties officeooo:rsid="0011a7ce"/>
    </style:style>
    <style:style style:name="T2" style:family="text">
      <style:text-properties officeooo:rsid="0015de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alho-Soft/Web" table:style-name="Tabalho-Soft_2f_Web">
        <table:table-column table:style-name="Tabalho-Soft_2f_Web.A" table:number-columns-repeated="2"/>
        <table:table-column table:style-name="Tabalho-Soft_2f_Web.C"/>
        <table:table-column table:style-name="Tabalho-Soft_2f_Web.A"/>
        <table:table-column table:style-name="Tabalho-Soft_2f_Web.E"/>
        <table:table-row>
          <table:table-cell table:style-name="Tabalho-Soft_2f_Web.A1" office:value-type="string">
            <text:p text:style-name="P2"/>
            <text:p text:style-name="P2">Membro</text:p>
          </table:table-cell>
          <table:table-cell table:style-name="Tabalho-Soft_2f_Web.A1" office:value-type="string">
            <text:p text:style-name="P2"/>
            <text:p text:style-name="P2">Descrição</text:p>
          </table:table-cell>
          <table:table-cell table:style-name="Tabalho-Soft_2f_Web.A1" office:value-type="string">
            <text:p text:style-name="P2"/>
            <text:p text:style-name="P2">Data Pedida</text:p>
          </table:table-cell>
          <table:table-cell table:style-name="Tabalho-Soft_2f_Web.A1" office:value-type="string">
            <text:p text:style-name="P2"/>
            <text:p text:style-name="P2">Data de Entrega</text:p>
            <text:p text:style-name="P2"/>
          </table:table-cell>
          <table:table-cell table:style-name="Tabalho-Soft_2f_Web.E1" office:value-type="string">
            <text:p text:style-name="P2"/>
            <text:p text:style-name="P2">Status</text:p>
          </table:table-cell>
        </table:table-row>
        <table:table-row>
          <table:table-cell table:style-name="Tabalho-Soft_2f_Web.A2" office:value-type="string">
            <text:p text:style-name="P5">Matheus</text:p>
          </table:table-cell>
          <table:table-cell table:style-name="Tabalho-Soft_2f_Web.A2" office:value-type="string">
            <text:p text:style-name="P5">Modelagem do Banco de Dados</text:p>
          </table:table-cell>
          <table:table-cell table:style-name="Tabalho-Soft_2f_Web.A2" office:value-type="string">
            <text:p text:style-name="P5">07/02/2019</text:p>
          </table:table-cell>
          <table:table-cell table:style-name="Tabalho-Soft_2f_Web.A2" office:value-type="string">
            <text:p text:style-name="P7">11/02/2019</text:p>
          </table:table-cell>
          <table:table-cell table:style-name="Tabalho-Soft_2f_Web.E2" office:value-type="string">
            <text:p text:style-name="P4"><text:span text:style-name="T1">Concluído</text:span>!</text:p>
          </table:table-cell>
        </table:table-row>
        <table:table-row>
          <table:table-cell table:style-name="Tabalho-Soft_2f_Web.A2" office:value-type="string">
            <text:p text:style-name="P7">João Carlos</text:p>
          </table:table-cell>
          <table:table-cell table:style-name="Tabalho-Soft_2f_Web.A2" office:value-type="string">
            <text:p text:style-name="P7">Criação do Banco de Dados</text:p>
          </table:table-cell>
          <table:table-cell table:style-name="Tabalho-Soft_2f_Web.A2" office:value-type="string">
            <text:p text:style-name="P7">11/02/2019</text:p>
          </table:table-cell>
          <table:table-cell table:style-name="Tabalho-Soft_2f_Web.A2" office:value-type="string">
            <text:p text:style-name="P7">11/02/2019</text:p>
          </table:table-cell>
          <table:table-cell table:style-name="Tabalho-Soft_2f_Web.E2" office:value-type="string">
            <text:p text:style-name="P7">Concluído!</text:p>
          </table:table-cell>
        </table:table-row>
        <table:table-row>
          <table:table-cell table:style-name="Tabalho-Soft_2f_Web.A2" office:value-type="string">
            <text:p text:style-name="P8">Filipi </text:p>
          </table:table-cell>
          <table:table-cell table:style-name="Tabalho-Soft_2f_Web.A2" office:value-type="string">
            <text:p text:style-name="P8">Desenhando modelo do site</text:p>
          </table:table-cell>
          <table:table-cell table:style-name="Tabalho-Soft_2f_Web.A2" office:value-type="string">
            <text:p text:style-name="P8">11/02/2019</text:p>
          </table:table-cell>
          <table:table-cell table:style-name="Tabalho-Soft_2f_Web.A2" office:value-type="string">
            <text:p text:style-name="P8">Em andamento!</text:p>
          </table:table-cell>
          <table:table-cell table:style-name="Tabalho-Soft_2f_Web.E2" office:value-type="string">
            <text:p text:style-name="P8">Em andamento!</text:p>
          </table:table-cell>
        </table:table-row>
        <table:table-row>
          <table:table-cell table:style-name="Tabalho-Soft_2f_Web.A2" office:value-type="string">
            <text:p text:style-name="P14">Lôwrrana</text:p>
          </table:table-cell>
          <table:table-cell table:style-name="Tabalho-Soft_2f_Web.A2" office:value-type="string">
            <text:p text:style-name="P9">Desenhando modelo do site</text:p>
          </table:table-cell>
          <table:table-cell table:style-name="Tabalho-Soft_2f_Web.A2" office:value-type="string">
            <text:p text:style-name="P10">11/02/2019</text:p>
          </table:table-cell>
          <table:table-cell table:style-name="Tabalho-Soft_2f_Web.A2" office:value-type="string">
            <text:p text:style-name="P10">Em andamento!</text:p>
          </table:table-cell>
          <table:table-cell table:style-name="Tabalho-Soft_2f_Web.E2" office:value-type="string">
            <text:p text:style-name="P10">Em andamento!</text:p>
          </table:table-cell>
        </table:table-row>
        <table:table-row>
          <table:table-cell table:style-name="Tabalho-Soft_2f_Web.A2" office:value-type="string">
            <text:p text:style-name="P10">João Carlos</text:p>
          </table:table-cell>
          <table:table-cell table:style-name="Tabalho-Soft_2f_Web.A2" office:value-type="string">
            <text:p text:style-name="P10">Estudando Flex-box</text:p>
          </table:table-cell>
          <table:table-cell table:style-name="Tabalho-Soft_2f_Web.A2" office:value-type="string">
            <text:p text:style-name="P10">11/02/2019</text:p>
          </table:table-cell>
          <table:table-cell table:style-name="Tabalho-Soft_2f_Web.A2" office:value-type="string">
            <text:p text:style-name="P10">Em andamento!</text:p>
          </table:table-cell>
          <table:table-cell table:style-name="Tabalho-Soft_2f_Web.E2" office:value-type="string">
            <text:p text:style-name="P10">Em andamento!</text:p>
          </table:table-cell>
        </table:table-row>
        <table:table-row>
          <table:table-cell table:style-name="Tabalho-Soft_2f_Web.A2" office:value-type="string">
            <text:p text:style-name="P12">Matheus</text:p>
          </table:table-cell>
          <table:table-cell table:style-name="Tabalho-Soft_2f_Web.A2" office:value-type="string">
            <text:p text:style-name="P11">Estudando Flex-box</text:p>
          </table:table-cell>
          <table:table-cell table:style-name="Tabalho-Soft_2f_Web.A2" office:value-type="string">
            <text:p text:style-name="P11">11/02/2019</text:p>
          </table:table-cell>
          <table:table-cell table:style-name="Tabalho-Soft_2f_Web.A2" office:value-type="string">
            <text:p text:style-name="P11">Em andamento!</text:p>
          </table:table-cell>
          <table:table-cell table:style-name="Tabalho-Soft_2f_Web.E2" office:value-type="string">
            <text:p text:style-name="P11">Em andamento!</text:p>
          </table:table-cell>
        </table:table-row>
        <table:table-row>
          <table:table-cell table:style-name="Tabalho-Soft_2f_Web.A2" office:value-type="string">
            <text:p text:style-name="P10">Carlos Henrique</text:p>
          </table:table-cell>
          <table:table-cell table:style-name="Tabalho-Soft_2f_Web.A2" office:value-type="string">
            <text:p text:style-name="P10">Estudando Flex-box</text:p>
          </table:table-cell>
          <table:table-cell table:style-name="Tabalho-Soft_2f_Web.A2" office:value-type="string">
            <text:p text:style-name="P10">11/02/2019</text:p>
          </table:table-cell>
          <table:table-cell table:style-name="Tabalho-Soft_2f_Web.A2" office:value-type="string">
            <text:p text:style-name="P10">Em andamento!</text:p>
          </table:table-cell>
          <table:table-cell table:style-name="Tabalho-Soft_2f_Web.E2" office:value-type="string">
            <text:p text:style-name="P10">Em andamento!</text:p>
          </table:table-cell>
        </table:table-row>
        <table:table-row>
          <table:table-cell table:style-name="Tabalho-Soft_2f_Web.A2" office:value-type="string">
            <text:p text:style-name="P3"/>
          </table:table-cell>
          <table:table-cell table:style-name="Tabalho-Soft_2f_Web.A2" office:value-type="string">
            <text:p text:style-name="P3"/>
          </table:table-cell>
          <table:table-cell table:style-name="Tabalho-Soft_2f_Web.A2" office:value-type="string">
            <text:p text:style-name="P3"/>
          </table:table-cell>
          <table:table-cell table:style-name="Tabalho-Soft_2f_Web.A2" office:value-type="string">
            <text:p text:style-name="P3"/>
          </table:table-cell>
          <table:table-cell table:style-name="Tabalho-Soft_2f_Web.E2" office:value-type="string">
            <text:p text:style-name="P3"/>
          </table:table-cell>
        </table:table-row>
        <table:table-row>
          <table:table-cell table:style-name="Tabalho-Soft_2f_Web.A2" office:value-type="string">
            <text:p text:style-name="P3"/>
          </table:table-cell>
          <table:table-cell table:style-name="Tabalho-Soft_2f_Web.A2" office:value-type="string">
            <text:p text:style-name="P3"/>
          </table:table-cell>
          <table:table-cell table:style-name="Tabalho-Soft_2f_Web.A2" office:value-type="string">
            <text:p text:style-name="P3"/>
          </table:table-cell>
          <table:table-cell table:style-name="Tabalho-Soft_2f_Web.A2" office:value-type="string">
            <text:p text:style-name="P3"/>
          </table:table-cell>
          <table:table-cell table:style-name="Tabalho-Soft_2f_Web.E2" office:value-type="string">
            <text:p text:style-name="P3"/>
          </table:table-cell>
        </table:table-row>
        <table:table-row>
          <table:table-cell table:style-name="Tabalho-Soft_2f_Web.A2" office:value-type="string">
            <text:p text:style-name="P3"/>
          </table:table-cell>
          <table:table-cell table:style-name="Tabalho-Soft_2f_Web.A2" office:value-type="string">
            <text:p text:style-name="P3"/>
          </table:table-cell>
          <table:table-cell table:style-name="Tabalho-Soft_2f_Web.A2" office:value-type="string">
            <text:p text:style-name="P3"/>
          </table:table-cell>
          <table:table-cell table:style-name="Tabalho-Soft_2f_Web.A2" office:value-type="string">
            <text:p text:style-name="P3"/>
          </table:table-cell>
          <table:table-cell table:style-name="Tabalho-Soft_2f_Web.E2" office:value-type="string">
            <text:p text:style-name="P3"/>
          </table:table-cell>
        </table:table-row>
        <table:table-row>
          <table:table-cell table:style-name="Tabalho-Soft_2f_Web.A2" office:value-type="string">
            <text:p text:style-name="P3"/>
          </table:table-cell>
          <table:table-cell table:style-name="Tabalho-Soft_2f_Web.A2" office:value-type="string">
            <text:p text:style-name="P3"/>
          </table:table-cell>
          <table:table-cell table:style-name="Tabalho-Soft_2f_Web.A2" office:value-type="string">
            <text:p text:style-name="P3"/>
          </table:table-cell>
          <table:table-cell table:style-name="Tabalho-Soft_2f_Web.A2" office:value-type="string">
            <text:p text:style-name="P3"/>
          </table:table-cell>
          <table:table-cell table:style-name="Tabalho-Soft_2f_Web.E2" office:value-type="string">
            <text:p text:style-name="P3"/>
          </table:table-cell>
        </table:table-row>
        <table:table-row>
          <table:table-cell table:style-name="Tabalho-Soft_2f_Web.A2" office:value-type="string">
            <text:p text:style-name="P3"/>
          </table:table-cell>
          <table:table-cell table:style-name="Tabalho-Soft_2f_Web.A2" office:value-type="string">
            <text:p text:style-name="P3"/>
          </table:table-cell>
          <table:table-cell table:style-name="Tabalho-Soft_2f_Web.A2" office:value-type="string">
            <text:p text:style-name="P3"/>
          </table:table-cell>
          <table:table-cell table:style-name="Tabalho-Soft_2f_Web.A2" office:value-type="string">
            <text:p text:style-name="P3"/>
          </table:table-cell>
          <table:table-cell table:style-name="Tabalho-Soft_2f_Web.E2" office:value-type="string">
            <text:p text:style-name="P3"/>
          </table:table-cell>
        </table:table-row>
        <table:table-row>
          <table:table-cell table:style-name="Tabalho-Soft_2f_Web.A2" office:value-type="string">
            <text:p text:style-name="P3"/>
          </table:table-cell>
          <table:table-cell table:style-name="Tabalho-Soft_2f_Web.A2" office:value-type="string">
            <text:p text:style-name="P3"/>
          </table:table-cell>
          <table:table-cell table:style-name="Tabalho-Soft_2f_Web.A2" office:value-type="string">
            <text:p text:style-name="P3"/>
          </table:table-cell>
          <table:table-cell table:style-name="Tabalho-Soft_2f_Web.A2" office:value-type="string">
            <text:p text:style-name="P3"/>
          </table:table-cell>
          <table:table-cell table:style-name="Tabalho-Soft_2f_Web.E2" office:value-type="string">
            <text:p text:style-name="P3"/>
          </table:table-cell>
        </table:table-row>
        <table:table-row>
          <table:table-cell table:style-name="Tabalho-Soft_2f_Web.A2" office:value-type="string">
            <text:p text:style-name="P3"/>
          </table:table-cell>
          <table:table-cell table:style-name="Tabalho-Soft_2f_Web.A2" office:value-type="string">
            <text:p text:style-name="P3"/>
          </table:table-cell>
          <table:table-cell table:style-name="Tabalho-Soft_2f_Web.A2" office:value-type="string">
            <text:p text:style-name="P3"/>
          </table:table-cell>
          <table:table-cell table:style-name="Tabalho-Soft_2f_Web.A2" office:value-type="string">
            <text:p text:style-name="P3"/>
          </table:table-cell>
          <table:table-cell table:style-name="Tabalho-Soft_2f_Web.E2" office:value-type="string">
            <text:p text:style-name="P3"/>
          </table:table-cell>
        </table:table-row>
        <table:table-row>
          <table:table-cell table:style-name="Tabalho-Soft_2f_Web.A2" office:value-type="string">
            <text:p text:style-name="P3"/>
          </table:table-cell>
          <table:table-cell table:style-name="Tabalho-Soft_2f_Web.A2" office:value-type="string">
            <text:p text:style-name="P3"/>
          </table:table-cell>
          <table:table-cell table:style-name="Tabalho-Soft_2f_Web.A2" office:value-type="string">
            <text:p text:style-name="P3"/>
          </table:table-cell>
          <table:table-cell table:style-name="Tabalho-Soft_2f_Web.A2" office:value-type="string">
            <text:p text:style-name="P3"/>
          </table:table-cell>
          <table:table-cell table:style-name="Tabalho-Soft_2f_Web.E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0:27:15.307415890</meta:creation-date>
    <dc:date>2019-02-11T15:39:42.041828590</dc:date>
    <meta:editing-duration>PT1H25M35S</meta:editing-duration>
    <meta:editing-cycles>14</meta:editing-cycles>
    <meta:generator>LibreOffice/5.4.6.2$Linux_X86_64 LibreOffice_project/40m0$Build-2</meta:generator>
    <meta:document-statistic meta:table-count="1" meta:image-count="0" meta:object-count="0" meta:page-count="1" meta:paragraph-count="40" meta:word-count="73" meta:character-count="509" meta:non-whitespace-character-count="475"/>
  </office:meta>
</office:document-meta>
</file>